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360e0" officeooo:paragraph-rsid="000360e0" style:font-size-asian="12.25pt" style:font-size-complex="14pt"/>
    </style:style>
    <style:style style:name="P2" style:family="paragraph" style:parent-style-name="Standard">
      <style:text-properties officeooo:paragraph-rsid="000360e0"/>
    </style:style>
    <style:style style:name="P3" style:family="paragraph" style:parent-style-name="Standard">
      <style:text-properties style:font-name="Arial" fo:font-size="14pt" officeooo:rsid="000360e0" officeooo:paragraph-rsid="000360e0" style:font-size-asian="12.25pt" style:font-size-complex="14pt"/>
    </style:style>
    <style:style style:name="P4" style:family="paragraph" style:parent-style-name="Text_20_body">
      <style:text-properties fo:font-size="14pt" officeooo:rsid="000360e0" officeooo:paragraph-rsid="000360e0" style:font-size-asian="12.25pt" style:font-size-complex="14pt"/>
    </style:style>
    <style:style style:name="P5" style:family="paragraph" style:parent-style-name="Text_20_body">
      <style:text-properties fo:font-size="14pt" officeooo:paragraph-rsid="000360e0" style:font-size-asian="12.25pt" style:font-size-complex="14pt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3">
      <style:text-properties style:font-name="Arial"/>
    </style:style>
    <style:style style:name="P8" style:family="paragraph" style:parent-style-name="Text_20_body" style:list-style-name="L4">
      <style:text-properties style:font-name="Arial"/>
    </style:style>
    <style:style style:name="P9" style:family="paragraph" style:parent-style-name="Text_20_body" style:list-style-name="L5">
      <style:text-properties style:font-name="Arial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14pt" officeooo:rsid="000360e0" officeooo:paragraph-rsid="000360e0" style:font-size-asian="12.25pt" style:font-size-complex="14pt"/>
    </style:style>
    <style:style style:name="P12" style:family="paragraph" style:parent-style-name="Text_20_body">
      <style:text-properties officeooo:paragraph-rsid="000360e0"/>
    </style:style>
    <style:style style:name="P13" style:family="paragraph" style:parent-style-name="Text_20_body">
      <style:text-properties fo:font-size="12pt" officeooo:paragraph-rsid="000360e0" style:font-size-asian="10.5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0360e0" style:font-weight-asian="normal" style:font-weight-complex="normal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360e0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officeooo:rsid="000360e0" style:font-size-asian="10.5pt" style:font-size-complex="12pt"/>
    </style:style>
    <style:style style:name="T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9" style:family="text">
      <style:text-properties officeooo:rsid="000360e0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/></text:p>
      <text:p text:style-name="Standard"><text:span text:style-name="T8">Segmento</text:span><text:span text:style-name="T3"> </text:span></text:p>
      <text:p text:style-name="Standard"><text:span text:style-name="T3">A </text:span><text:span text:style-name="Emphasis"><text:span text:style-name="T3">IronCore Interactive</text:span></text:span><text:span text:style-name="T3"> atua no setor de desenvolvimento de jogos eletrônicos competitivos para </text:span><text:span text:style-name="Strong_20_Emphasis"><text:span text:style-name="T3">PC e consoles</text:span></text:span><text:span text:style-name="T3">, com </text:span><text:span text:style-name="T4">o </text:span><text:span text:style-name="T3">foco em títulos de tiro em primeira pessoa </text:span><text:span text:style-name="T4">e terceira pessoa </text:span><text:span text:style-name="T3">(FPS), multiplayer online. Seus jogos são voltados para o público gamer </text:span><text:span text:style-name="T4">que gosta de desafios</text:span><text:span text:style-name="T3"> e para o ecossistema de </text:span><text:span text:style-name="Strong_20_Emphasis"><text:span text:style-name="T3">eSports</text:span></text:span><text:span text:style-name="T3">. </text:span></text:p>
      <text:p text:style-name="Standard"><text:span text:style-name="T3"/></text:p>
      <text:p text:style-name="P1"><text:span text:style-name="T3">Propósito</text:span></text:p>
      <text:p text:style-name="P2"><text:span text:style-name="T6">Criar experiências de jogo imersivas, desafiadoras e balanceadas que </text:span><text:span text:style-name="T3">possam até ser jogados em torneios profissionais (eSports). </text:span></text:p>
      <text:p text:style-name="P2"><text:span text:style-name="T6"/></text:p>
      <text:p text:style-name="P1"><text:span text:style-name="T3">Porte</text:span></text:p>
      <text:p text:style-name="P2"><text:span text:style-name="T6">É uma empresa de porte médio/grande, com cerca de 260 funcionários. Com </text:span><text:span text:style-name="T3">desenvolvedores, designers de mecânica competitiva, analistas de dados de jogo </text:span><text:span text:style-name="T4">e entre outros.</text:span></text:p>
      <text:p text:style-name="P2"><text:span text:style-name="T4"/></text:p>
      <text:p text:style-name="P1"><text:span text:style-name="T3">Desafios</text:span></text:p>
      <text:p text:style-name="P1"><text:span text:style-name="T5"/></text:p>
      <text:p text:style-name="P4"><text:span text:style-name="T5">Alto custo de produção e manutenção de servidores multiplayer globais.</text:span></text:p>
      <text:list text:style-name="L2">
        <text:list-item>
          <text:p text:style-name="P6">Equilibrar o jogo para manter a competitividade justa <text:span text:style-name="T9">para os jogadores</text:span>.</text:p>
        </text:list-item>
      </text:list>
      <text:list text:style-name="L3">
        <text:list-item>
          <text:p text:style-name="P7"><text:span text:style-name="T9">Uma c</text:span>onstrução de uma comunidade de jogadores ativa e fiel.</text:p>
        </text:list-item>
      </text:list>
      <text:list text:style-name="L4">
        <text:list-item>
          <text:p text:style-name="P8">Disputa por atenção com grandes publishers como Riot, Blizzard, Ubisoft e Valve.</text:p>
        </text:list-item>
      </text:list>
      <text:list text:style-name="L5">
        <text:list-item>
          <text:p text:style-name="P9">Necessidade constante de atualizações e suporte técnico.</text:p>
        </text:list-item>
        <text:list-item>
          <text:p text:style-name="P9">Atrair jogadores e fazer com que eles queiram continuar jogando. </text:p>
        </text:list-item>
      </text:list>
      <text:p text:style-name="P10"/>
      <text:p text:style-name="P11">Contexto Atual</text:p>
      <text:p text:style-name="P12"><text:span text:style-name="T7">A IronCore </text:span><text:span text:style-name="T1">lançaram um jogo chamado </text:span><text:span text:style-name="Emphasis"><text:span text:style-name="T1">Dominion Protocol</text:span></text:span><text:span text:style-name="T1">, que é um jogo de tiro em equipe, muito usado por streamers e jogadores competitivos. Estão crescendo rápido e investindo em campeonatos e eventos para que o jogo fique cada vez mais conhecido. </text:span></text:p>
      <text:p text:style-name="P12"><text:span text:style-name="T1"/></text:p>
      <text:p text:style-name="P5"><text:span text:style-name="T1">Visão Organizacional Escolhida </text:span></text:p>
      <text:p text:style-name="P13"><text:span text:style-name="T1">‘’Queremos ser uma das cinco maiores empresas de jogos competitivos do mundo até 2030, criando jogos que sirvam de exemplo para o futuro dos eSports.’’</text:span></text:p>
      <text:p text:style-name="P13"><text:span text:style-name="T1"/></text:p>
      <text:p text:style-name="P5"><text:span text:style-name="T1">Justificativa da Escolha </text:span></text:p>
      <text:p text:style-name="P12"><text:span text:style-name="T7">Essa frase mostra que a nossa empresa sonha alto e quer ser referência mundial. </text:span><text:span text:style-name="T3">Também deixa claro que o foco </text:span><text:span text:style-name="T4">da nossa empresa</text:span><text:span text:style-name="T3"> é em </text:span><text:span text:style-name="Strong_20_Emphasis"><text:span text:style-name="T3">jogos competitivos</text:span></text:span><text:span text:style-name="T3"> aqueles que exigem habilidade e estratégia e que </text:span><text:span text:style-name="T4">nós</text:span><text:span text:style-name="T3"> quer</text:span><text:span text:style-name="T4">emos</text:span><text:span text:style-name="T3"> influenciar o futuro dos games jogados em torneios profissionais. </text:span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1T20:26:28.084000000</meta:creation-date>
    <dc:date>2025-08-01T20:37:41.888000000</dc:date>
    <meta:editing-duration>PT29S</meta:editing-duration>
    <meta:editing-cycles>1</meta:editing-cycles>
    <meta:document-statistic meta:table-count="0" meta:image-count="0" meta:object-count="0" meta:page-count="1" meta:paragraph-count="19" meta:word-count="281" meta:character-count="1785" meta:non-whitespace-character-count="1520"/>
    <meta:generator>LibreOffice/24.2.5.2$Windows_X86_64 LibreOffice_project/bffef4ea93e59bebbeaf7f431bb02b1a39ee8a59</meta:generator>
  </office:meta>
</office:document-meta>
</file>